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anleitung</text:p>
      <text:p text:style-name="P1"/>
      <text:p text:style-name="P2">Das Programm liest beliebige mathematische Funktionen, wertet diese aus und zeichnet sie.</text:p>
      <text:p text:style-name="P2"/>
      <text:p text:style-name="P2">Die mathematischen Ausdrücke können auf der linken Seite eingegeben werden. Bis zu acht Ausdrücke/Funktionen können parallel bearbeitet und gezeichnet werden. </text:p>
      <text:p text:style-name="P2">Ist die Eingabe syntaktisch nicht korrekt, wird dies vom Programm gemeldet. </text:p>
      <text:p text:style-name="P2">Es sind beliebige mathematische Ausdrücke möglich, mit den Operatoren +, -, *, <text:s/>/ und <text:s/>^. Zusätzlich sind einige wichtige Funktionen implementiert: sin(), cos(), tan(), abs(), log(), und sqrt().</text:p>
      <text:p text:style-name="P2">Die unbekannte muss immer mit dem Namen “x” bezeichnet werden. Es können aber auch mathematische Ausdrücke bearbeitet werden, die keine Unbekannte enthalten.</text:p>
      <text:p text:style-name="P2"/>
      <text:p text:style-name="P2">Auf der rechten Seite der Benutzeroberfläche wird nun der Ausdruck / die Funktion visualisiert.</text:p>
      <text:p text:style-name="P2">Durch das Drücken und Halten der linken Maustaste lässt sich das Sichtfenster verschieben. Durch nutzen des Mausrades kann hinein- und herausgezoomt werden. Alternativ kann dies auch durch das betätigen der “+” und “-” Bedienelemente am unteren Rand der Oberfläche erreicht werden.</text:p>
      <text:p text:style-name="P2">Durch drücken des “R” Buttons wird das Sichtfenster auf die Ausgangsposition zurückgesetzt.</text:p>
      <text:p text:style-name="P2">Zusätzlich kann die Farbe des Graphen durch klicken auf das farbige Rechteck links neben des Textfeldes geänder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2T11:50:22</meta:creation-date>
    <dc:date>2022-08-02T12:39:45</dc:date>
    <meta:editing-duration>PT20M16S</meta:editing-duration>
    <meta:editing-cycles>34</meta:editing-cycles>
    <meta:generator>OpenOffice/4.1.11$Unix OpenOffice.org_project/4111m1$Build-9808</meta:generator>
    <meta:document-statistic meta:table-count="0" meta:image-count="0" meta:object-count="0" meta:page-count="1" meta:paragraph-count="10" meta:word-count="179" meta:character-count="1275"/>
  </office:meta>
</office:document-meta>
</file>